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2.84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5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 fo:hyphenate="true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 fo:margin-left="0cm"/>
      <style:text-properties fo:hyphenate="true"/>
    </style:style>
    <style:style style:name="ce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0">
      <style:table-cell-properties fo:wrap-option="wrap" style:vertical-align="top"/>
      <style:text-properties fo:font-weight="bold" style:font-weight-asian="bold" style:font-weight-complex="bold" fo:hyphenate="true"/>
    </style:style>
    <style:style style:name="ce4" style:family="table-cell" style:parent-style-name="Default" style:data-style-name="N0">
      <style:table-cell-properties fo:wrap-option="wrap" style:vertical-align="top"/>
      <style:text-properties fo:hyphenate="true"/>
    </style:style>
    <style:style style:name="ce2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webList" table:style-name="ta1">
        <table:table-column table:style-name="co1" table:default-cell-style-name="ce6"/>
        <table:table-column table:style-name="co2" table:default-cell-style-name="Default"/>
        <table:table-row table:style-name="ro1">
          <table:table-cell table:style-name="ce7" table:formula="of:=+['file:///home/woooky/krypto/g2-archiary/setting/Ar-setting1.ods'#$records.A1]" office:value-type="string" office:string-value="Record" calcext:value-type="string">
            <text:p>Record</text:p>
          </table:table-cell>
          <table:table-cell table:style-name="ce11" table:formula="of:=+['file:///home/woooky/krypto/g2-archiary/setting/Ar-setting1.ods'#$records.B1]" office:value-type="string" office:string-value="Name" calcext:value-type="string">
            <text:p>Name</text:p>
          </table:table-cell>
        </table:table-row>
        <table:table-row table:style-name="ro2">
          <table:table-cell table:style-name="ce3" table:formula="of:=+['file:///home/woooky/krypto/g2-archiary/setting/Ar-setting1.ods'#$records.A2]" office:value-type="float" office:value="0" calcext:value-type="float">
            <text:p>0</text:p>
          </table:table-cell>
          <table:table-cell table:style-name="ce4" table:formula="of:=+['file:///home/woooky/krypto/g2-archiary/setting/Ar-setting1.ods'#$records.B2]" office:value-type="string" office:string-value="KlimánekLukáš Kryptoměny – pohled 16letého kluka na kryptoměny formou prezentace pro své spolužáky #mp4 #cz #personal" calcext:value-type="string">
            <text:p>KlimánekLukáš Kryptoměny – pohled 16letého kluka na kryptoměny formou prezentace pro své spolužáky #mp4 #cz #personal</text:p>
          </table:table-cell>
        </table:table-row>
        <table:table-row table:style-name="ro2">
          <table:table-cell table:style-name="ce3" table:formula="of:=+['file:///home/woooky/krypto/g2-archiary/setting/Ar-setting1.ods'#$records.A3]" office:value-type="float" office:value="1" calcext:value-type="float">
            <text:p>1</text:p>
          </table:table-cell>
          <table:table-cell table:style-name="ce4" table:formula="of:=+['file:///home/woooky/krypto/g2-archiary/setting/Ar-setting1.ods'#$records.B3]" office:value-type="string" office:string-value="$5264, duration in 12 days, TD-trade202507-LEAug2025, bad output.pdf" calcext:value-type="string">
            <text:p>$5264, duration in 12 days, TD-trade202507-LEAug2025, bad output.pdf</text:p>
          </table:table-cell>
        </table:table-row>
        <table:table-row table:style-name="ro2">
          <table:table-cell table:style-name="ce3" table:formula="of:=+['file:///home/woooky/krypto/g2-archiary/setting/Ar-setting1.ods'#$records.A4]" office:value-type="float" office:value="2" calcext:value-type="float">
            <text:p>2</text:p>
          </table:table-cell>
          <table:table-cell table:style-name="ce4" table:formula="of:=+['file:///home/woooky/krypto/g2-archiary/setting/Ar-setting1.ods'#$records.B4]" office:value-type="string" office:string-value="$5566, duration in 4 days, TD trade202507 NQSep2025, good output.pdf" calcext:value-type="string">
            <text:p>$5566, duration in 4 days, TD trade202507 NQSep2025, good output.pdf</text:p>
          </table:table-cell>
        </table:table-row>
        <table:table-row table:style-name="ro2">
          <table:table-cell table:style-name="ce3" table:formula="of:=+['file:///home/woooky/krypto/g2-archiary/setting/Ar-setting1.ods'#$records.A5]" office:value-type="float" office:value="3" calcext:value-type="float">
            <text:p>3</text:p>
          </table:table-cell>
          <table:table-cell table:style-name="ce4" table:formula="of:=+['file:///home/woooky/krypto/g2-archiary/setting/Ar-setting1.ods'#$records.B5]" office:value-type="string" office:string-value="$open, duration in 19 years, TD STOCK CEZ Prague situation 202507, analysis, reflection, future" calcext:value-type="string">
            <text:p>$open, duration in 19 years, TD STOCK CEZ Prague situation 202507, analysis, reflection, future</text:p>
          </table:table-cell>
        </table:table-row>
        <table:table-row table:style-name="ro2" table:number-rows-repeated="7">
          <table:table-cell table:style-name="ce3"/>
          <table:table-cell table:style-name="ce4"/>
        </table:table-row>
        <table:table-row table:style-name="ro1" table:number-rows-repeated="14">
          <table:table-cell table:style-name="ce5"/>
          <table:table-cell table:style-name="ce2"/>
        </table:table-row>
        <table:table-row table:style-name="ro1" table:number-rows-repeated="1048549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'file:///home/woooky/krypto/g2-archiary/setting/Ar-setting1.ods'#records" table:print="false" table:style-name="ta_extref">
        <table:table-source xlink:type="simple" xlink:href="../../../setting/Ar-setting1.ods" table:table-name="records" table:filter-name="calc8" table:mode="copy-results-only"/>
        <table:table-column table:number-columns-repeated="4"/>
        <table:table-row>
          <table:table-cell table:style-name="ce1" office:value-type="string">
            <text:p>//INFO: Calc neumí pracovat s čísly větším,  než o patnácti číslicích, libovolno kde je desetinna carka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//INFO: proto volím max a min čísla, jako rozsah, jinak s tím musím pracovat mnohem složitěji jako se stringy</text:p>
          </table:table-cell>
          <table:table-cell table:style-name="ce1">
            <text:p/>
          </table:table-cell>
        </table:table-row>
        <table:table-row>
          <table:table-cell table:style-name="ce1" office:value-type="string">
            <text:p>Minimální</text:p>
          </table:table-cell>
          <table:table-cell table:style-name="ce1">
            <text:p/>
          </table:table-cell>
          <table:table-cell table:style-name="ce1" office:value-type="float" office:value="1E-012">
            <text:p>1E-012</text:p>
          </table:table-cell>
        </table:table-row>
        <table:table-row>
          <table:table-cell table:style-name="ce1" office:value-type="string">
            <text:p>Maximální</text:p>
          </table:table-cell>
          <table:table-cell table:style-name="ce1">
            <text:p/>
          </table:table-cell>
          <table:table-cell table:style-name="ce1" office:value-type="float" office:value="999.999999999999">
            <text:p>999.999999999999</text:p>
          </table:table-cell>
        </table:table-row>
        <table:table-row>
          <table:table-cell table:style-name="ce1" office:value-type="string">
            <text:p>Rozsah zmeny od</text:p>
          </table:table-cell>
          <table:table-cell table:style-name="ce1">
            <text:p/>
          </table:table-cell>
          <table:table-cell/>
          <table:table-cell table:style-name="ce1" office:value-type="float" office:value="-100">
            <text:p>-1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2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0" number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currency-style style:name="N134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cs" number:country="CZ">Kč</number:currency-symbol>
      <style:map style:condition="value()&gt;=0" style:apply-style-name="N136P0"/>
    </number:currency-style>
    <number:number-style style:name="N137">
      <number:number number:decimal-places="18" number:min-decimal-places="18" number:min-integer-digits="1" number:grouping="true"/>
    </number:number-style>
    <number:number-style style:name="N138">
      <number:number number:decimal-places="18" number:min-decimal-places="18" number:min-integer-digits="1"/>
    </number:number-style>
    <number:number-style style:name="N139">
      <number:number number:decimal-places="19" number:min-decimal-places="19" number:min-integer-digits="1"/>
    </number:number-style>
    <number:number-style style:name="N140">
      <number:number number:decimal-places="19" number:min-decimal-places="19" number:min-integer-digits="3"/>
    </number:number-style>
    <number:number-style style:name="N141">
      <number:number number:decimal-places="19" number:min-decimal-places="19" number:min-integer-digits="0"/>
    </number:number-style>
    <number:number-style style:name="N142">
      <number:number number:decimal-places="11" number:min-decimal-places="11" number:min-integer-digits="1" number:grouping="true"/>
    </number:number-style>
    <number:number-style style:name="N143">
      <number:number number:decimal-places="0" number:min-decimal-places="0" number:min-integer-digits="0" number:grouping="true"/>
    </number:number-style>
    <number:number-style style:name="N144">
      <number:number number:decimal-places="0" number:min-decimal-places="0" number:min-integer-digits="7"/>
    </number:number-style>
    <number:number-style style:name="N145">
      <number:number number:decimal-places="0" number:min-decimal-places="0" number:min-integer-digits="9"/>
    </number:number-style>
    <number:number-style style:name="N146">
      <number:number number:decimal-places="9" number:min-decimal-places="9" number:min-integer-digits="1"/>
    </number:number-style>
    <number:number-style style:name="N147">
      <number:number number:decimal-places="1" number:min-decimal-places="1" number:min-integer-digits="1"/>
    </number:number-style>
    <number:number-style style:name="N148">
      <number:number number:decimal-places="18" number:min-decimal-places="18" number:min-integer-digits="0"/>
    </number:number-style>
    <number:number-style style:name="N149">
      <number:number number:decimal-places="3" number:min-decimal-places="3" number:min-integer-digits="1"/>
    </number:number-style>
    <number:number-style style:name="N150">
      <number:number number:decimal-places="12" number:min-decimal-places="12" number:min-integer-digits="3"/>
    </number:number-style>
    <number:number-style style:name="N151">
      <number:number number:decimal-places="0" number:min-decimal-places="0" number:min-integer-digits="0"/>
    </number:number-style>
    <number:number-style style:name="N152">
      <number:number number:decimal-places="12" number:min-decimal-places="12" number:min-integer-digits="1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0" number:min-decimal-places="0" number:min-integer-digits="20"/>
    </number:number-style>
    <number:number-style style:name="N155">
      <number:number number:decimal-places="0" number:min-decimal-places="0" number:min-integer-digits="3"/>
    </number:number-style>
    <number:number-style style:name="N156">
      <number:number number:decimal-places="12" number:min-decimal-places="12" number:min-integer-digits="3" number:grouping="true"/>
    </number:number-style>
    <number:number-style style:name="N157">
      <number:number number:decimal-places="12" number:min-decimal-places="12" number:min-integer-digits="0" number:grouping="true"/>
    </number:number-style>
    <number:number-style style:name="N158">
      <number:number number:decimal-places="0" number:min-decimal-places="0" number:min-integer-digits="3" number:grouping="true"/>
    </number:number-style>
    <number:number-style style:name="N10129" number:language="en" number:country="US" loext:transliteration-spellout="CZK" number:transliteration-language="en" number:transliteration-country="US">
      <number:number number:decimal-places="0" number:min-decimal-places="0" number:min-integer-digits="1"/>
    </number:number-style>
    <number:number-style style:name="N10130" number:language="en" number:country="US" loext:transliteration-spellout="CZK" number:transliteration-language="en" number:transliteration-country="US">
      <number:number number:decimal-places="2" number:min-decimal-places="2" number:min-integer-digits="1"/>
    </number:number-style>
    <number:number-style style:name="N10131" number:language="en" number:country="US" loext:transliteration-spellout="upper CZK" number:transliteration-language="en" number:transliteration-country="US">
      <number:number number:decimal-places="0" number:min-decimal-places="0" number:min-integer-digits="1"/>
    </number:number-style>
    <number:number-style style:name="N10132" number:language="en" number:country="US" loext:transliteration-spellout="upper CZK" number:transliteration-language="en" number:transliteration-country="US">
      <number:number number:decimal-places="2" number:min-decimal-places="2" number:min-integer-digits="1"/>
    </number:number-style>
    <number:number-style style:name="N10133" number:language="en" number:country="US">
      <number:number number:decimal-places="12" number:min-decimal-places="12" number:min-integer-digits="3"/>
    </number:number-style>
    <number:number-style style:name="N10134" number:language="en" number:country="US">
      <number:number number:decimal-places="15" number:min-decimal-places="15" number:min-integer-digits="3"/>
    </number:number-style>
    <number:number-style style:name="N10135" number:language="en" number:country="US">
      <number:number number:decimal-places="18" number:min-decimal-places="18" number:min-integer-digits="3"/>
    </number:number-style>
    <number:number-style style:name="N10136" number:language="en" number:country="US">
      <number:number number:decimal-places="0" number:min-decimal-places="0" number:min-integer-digits="0"/>
    </number:number-style>
    <number:number-style style:name="N10137" number:language="en" number:country="US">
      <number:number number:decimal-places="0" number:min-decimal-places="0" number:min-integer-digits="20"/>
    </number:number-style>
    <number:number-style style:name="N10138" number:language="en" number:country="US">
      <number:number number:decimal-places="0" number:min-decimal-places="0" number:min-integer-digits="2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4">00/00/0000</text:date>, <text:time style:data-style-name="N2" text:time-value="21:53:49.44727426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1T09:16:04.268764829</meta:creation-date>
    <dc:date>2025-08-04T21:53:59.190488015</dc:date>
    <meta:editing-duration>PT7H21M8S</meta:editing-duration>
    <meta:editing-cycles>46</meta:editing-cycles>
    <meta:generator>LibreOffice/24.2.7.2$Linux_X86_64 LibreOffice_project/420$Build-2</meta:generator>
    <meta:document-statistic meta:table-count="1" meta:cell-count="10" meta:object-count="0"/>
  </office:meta>
</office:document-meta>
</file>